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c335"/>
    </style:style>
    <style:style style:name="P2" style:family="paragraph" style:parent-style-name="Standard">
      <style:text-properties officeooo:paragraph-rsid="0005da9f"/>
    </style:style>
    <style:style style:name="P3" style:family="paragraph" style:parent-style-name="Standard">
      <style:text-properties officeooo:paragraph-rsid="00067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a Pulido de metales e indique por lo menos tres procesos de pulido. </text:p>
      <text:p text:style-name="P1"/>
      <text:p text:style-name="P1">¿Qué es el arenado, sandblasting o chorro de arena? ¿Y cuáles son los materiales sustitutos de arena utilizados en este proceso? </text:p>
      <text:p text:style-name="P1">¿Qué es un recubrimiento metálico? Y enumere por lo menos 6 tipos de recubrimientos de metales y defínalos </text:p>
      <text:p text:style-name="P1">¿Qué es la dureza? Como se mide y su Clasificación.</text:p>
      <text:p text:style-name="P1">¿Qué es el tratamiento térmico y cuáles son sus objetivos?</text:p>
      <text:p text:style-name="P1">¿Qué es Conformidad? Explique cómo se Certifica o Evalúa.</text:p>
      <text:p text:style-name="P1">¿Qué es la validación de un proceso o método?</text:p>
      <text:p text:style-name="P1">¿Qué es soldadura? y numere 6 tipos.</text:p>
      <text:p text:style-name="P1">¿Qué es un tornillo esparrago?</text:p>
      <text:p text:style-name="P1">¿Qué es un tornillo prisionero?</text:p>
      <text:p text:style-name="P2">¿Qué es un cáncamo? Y para qué sirve </text:p>
      <text:p text:style-name="P2">¿Qué es un bulón? Mencione los principales tipos que existen y sus aplicaciones. </text:p>
      <text:p text:style-name="P2">¿Qué es un cuñero o chavetero? Y en que se aplica</text:p>
      <text:p text:style-name="P2">¿Qué es un pin o pasador? Y explique sus usos</text:p>
      <text:p text:style-name="P2">¿Qué es un casquillo? De ejemplos</text:p>
      <text:p text:style-name="P3">¿Qué es un rodamiento y para qué sirve?</text:p>
      <text:p text:style-name="P3">¿Qué es un trinquete y para qué sirve?</text:p>
      <text:p text:style-name="P3">Defina engranaje y cuantos tipos existen</text:p>
      <text:p text:style-name="P3">¿Qué es una leva?</text:p>
      <text:p text:style-name="P3">¿Qué es una chumacera? ¿En qué se utiliza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4:20:01.126000000</meta:creation-date>
    <dc:date>2024-10-10T15:03:24.331000000</dc:date>
    <meta:editing-duration>PT15M23S</meta:editing-duration>
    <meta:editing-cycles>3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20" meta:word-count="189" meta:character-count="1039" meta:non-whitespace-character-count="864"/>
  </office:meta>
</office:document-meta>
</file>